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91111111111111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4" calcext:value-type="float">
            <text:p>4</text:p>
          </table:table-cell>
          <table:table-cell table:formula="of:=IF([.C2]=0;0;[.$B$46]*[.B2]+[.E2]*[.$B$47]+[.F2]*[.$B$48]+[.C2]*[.$B$46]*[.B2])" office:value-type="float" office:value="1.002683226" calcext:value-type="float">
            <text:p>1,0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916666666666667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3" calcext:value-type="float">
            <text:p>3</text:p>
          </table:table-cell>
          <table:table-cell table:formula="of:=IF([.C4]=0;0;[.$B$46]*[.B4]+[.E4]*[.$B$47]+[.F4]*[.$B$48]+[.C4]*[.$B$46]*[.B4])" office:value-type="float" office:value="0.752158247" calcext:value-type="float">
            <text:p>0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408317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780898876404494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19.5" calcext:value-type="float">
            <text:p>19,5</text:p>
          </table:table-cell>
          <table:table-cell table:formula="of:=IF([.C8]=0;0;[.$B$46]*[.B8]+[.E8]*[.$B$47]+[.F8]*[.$B$48]+[.C8]*[.$B$46]*[.B8])" office:value-type="float" office:value="4.88024979" calcext:value-type="float">
            <text:p>4,9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IF([.C12]=0;0;[.$B$46]*[.B12]+[.E12]*[.$B$47]+[.F12]*[.$B$48]+[.C12]*[.$B$46]*[.B12])" office:value-type="float" office:value="0.001041625" calcext:value-type="float">
            <text:p>0,0</text:p>
          </table:table-cell>
          <table:table-cell office:value-type="float" office:value="1.704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2274909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formula="of:=IF([.C14]=0;0;[.$B$46]*[.B14]+[.E14]*[.$B$47]+[.F14]*[.$B$48]+[.C14]*[.$B$46]*[.B14])" office:value-type="float" office:value="0.00058331" calcext:value-type="float">
            <text:p>0,0</text:p>
          </table:table-cell>
          <table:table-cell office:value-type="float" office:value="0.923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68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IF([.C15]=0;0;[.$B$46]*[.B15]+[.E15]*[.$B$47]+[.F15]*[.$B$48]+[.C15]*[.$B$46]*[.B15])" office:value-type="float" office:value="0.251924923" calcext:value-type="float">
            <text:p>0,3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2216578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90735294117647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12.6" calcext:value-type="float">
            <text:p>12,6</text:p>
          </table:table-cell>
          <table:table-cell table:formula="of:=IF([.C21]=0;0;[.$B$46]*[.B21]+[.E21]*[.$B$47]+[.F21]*[.$B$48]+[.C21]*[.$B$46]*[.B21])" office:value-type="float" office:value="3.157991347" calcext:value-type="float">
            <text:p>3,2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1516606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54625550660793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33" calcext:value-type="float">
            <text:p>33</text:p>
          </table:table-cell>
          <table:table-cell table:formula="of:=IF([.C24]=0;0;[.$B$46]*[.B24]+[.E24]*[.$B$47]+[.F24]*[.$B$48]+[.C24]*[.$B$46]*[.B24])" office:value-type="float" office:value="8.263299468" calcext:value-type="float">
            <text:p>8,3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79310344827586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28" calcext:value-type="float">
            <text:p>28</text:p>
          </table:table-cell>
          <table:table-cell table:formula="of:=IF([.C25]=0;0;[.$B$46]*[.B25]+[.E25]*[.$B$47]+[.F25]*[.$B$48]+[.C25]*[.$B$46]*[.B25])" office:value-type="float" office:value="7.013591123" calcext:value-type="float">
            <text:p>7,0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868627450980392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6.7" calcext:value-type="float">
            <text:p>6,7</text:p>
          </table:table-cell>
          <table:table-cell table:formula="of:=IF([.C26]=0;0;[.$B$46]*[.B26]+[.E26]*[.$B$47]+[.F26]*[.$B$48]+[.C26]*[.$B$46]*[.B26])" office:value-type="float" office:value="1.678033212" calcext:value-type="float">
            <text:p>1,7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formula="of:=IF([.C27]=0;0;[.$B$46]*[.B27]+[.E27]*[.$B$47]+[.F27]*[.$B$48]+[.C27]*[.$B$46]*[.B27])" office:value-type="float" office:value="0.000958295" calcext:value-type="float">
            <text:p>0,0</text:p>
          </table:table-cell>
          <table:table-cell office:value-type="float" office:value="1.562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878125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31.2" calcext:value-type="float">
            <text:p>31,2</text:p>
          </table:table-cell>
          <table:table-cell table:formula="of:=IF([.C29]=0;0;[.$B$46]*[.B29]+[.E29]*[.$B$47]+[.F29]*[.$B$48]+[.C29]*[.$B$46]*[.B29])" office:value-type="float" office:value="7.814991067" calcext:value-type="float">
            <text:p>7,8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7635135135135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18.3" calcext:value-type="float">
            <text:p>18,3</text:p>
          </table:table-cell>
          <table:table-cell table:formula="of:=IF([.C30]=0;0;[.$B$46]*[.B30]+[.E30]*[.$B$47]+[.F30]*[.$B$48]+[.C30]*[.$B$46]*[.B30])" office:value-type="float" office:value="4.583691319" calcext:value-type="float">
            <text:p>4,6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496503496503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35.8" calcext:value-type="float">
            <text:p>35,8</text:p>
          </table:table-cell>
          <table:table-cell table:formula="of:=IF([.C31]=0;0;[.$B$46]*[.B31]+[.E31]*[.$B$47]+[.F31]*[.$B$48]+[.C31]*[.$B$46]*[.B31])" office:value-type="float" office:value="8.958399664" calcext:value-type="float">
            <text:p>9,0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81632653061224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9" calcext:value-type="float">
            <text:p>9</text:p>
          </table:table-cell>
          <table:table-cell table:formula="of:=IF([.C32]=0;0;[.$B$46]*[.B32]+[.E32]*[.$B$47]+[.F32]*[.$B$48]+[.C32]*[.$B$46]*[.B32])" office:value-type="float" office:value="2.25291655" calcext:value-type="float">
            <text:p>2,3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1049958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693478260869565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14.1" calcext:value-type="float">
            <text:p>14,1</text:p>
          </table:table-cell>
          <table:table-cell table:formula="of:=IF([.C35]=0;0;[.$B$46]*[.B35]+[.E35]*[.$B$47]+[.F35]*[.$B$48]+[.C35]*[.$B$46]*[.B35])" office:value-type="float" office:value="3.527741557" calcext:value-type="float">
            <text:p>3,5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0991627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91111111111111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11.2" calcext:value-type="float">
            <text:p>11,2</text:p>
          </table:table-cell>
          <table:table-cell table:formula="of:=IF([.C37]=0;0;[.$B$46]*[.B37]+[.E37]*[.$B$47]+[.F37]*[.$B$48]+[.C37]*[.$B$46]*[.B37])" office:value-type="float" office:value="2.807408037" calcext:value-type="float">
            <text:p>2,8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0933296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466648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930693069306931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7" calcext:value-type="float">
            <text:p>7</text:p>
          </table:table-cell>
          <table:table-cell table:formula="of:=IF([.C40]=0;0;[.$B$46]*[.B40]+[.E40]*[.$B$47]+[.F40]*[.$B$48]+[.C40]*[.$B$46]*[.B40])" office:value-type="float" office:value="1.755949762" calcext:value-type="float">
            <text:p>1,8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210" calcext:value-type="float">
            <text:p>210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879534432589719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248.4" calcext:value-type="float">
            <text:p>248,4</text:p>
          </table:table-cell>
          <table:table-cell table:formula="of:=SUM([.G2:.G40])" office:value-type="float" office:value="62.216545338" calcext:value-type="float">
            <text:p>62,2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102.4" calcext:value-type="float">
            <text:p>102,4</text:p>
          </table:table-cell>
        </table:table-row>
        <table:table-row table:style-name="ro1" table:visibility="filter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8];0)" office:value-type="float" office:value="29" calcext:value-type="float">
            <text:p>29</text:p>
          </table:table-cell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0-mtb-SSDL2'.A1:'0-mtb-SSDL2'.J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7:02.7394554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22.032297353</dc:date>
    <meta:editing-duration>PT2H51M33S</meta:editing-duration>
    <meta:editing-cycles>20</meta:editing-cycles>
    <meta:document-statistic meta:table-count="2" meta:cell-count="659" meta:object-count="0"/>
  </office:meta>
</office:document-meta>
</file>